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Heading_20_2">
      <style:text-properties officeooo:paragraph-rsid="00a18fb9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a18fb9"/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use-window-font-color="true" officeooo:paragraph-rsid="00802077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officeooo:paragraph-rsid="00a18fb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789220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a229df" fo:hyphenate="false" fo:hyphenation-remain-char-count="2" fo:hyphenation-push-char-count="2" loext:hyphenation-no-caps="fals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style:font-name="Calibri" fo:font-size="14pt" fo:language="en" fo:country="GB" fo:font-weight="bold" officeooo:rsid="003a77c6" style:font-size-asian="14pt" style:font-weight-asian="bold" style:font-name-complex="Trebuchet MS" style:font-size-complex="15pt" style:font-weight-complex="bold"/>
    </style:style>
    <style:style style:name="T9" style:family="text">
      <style:text-properties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10" style:family="text">
      <style:text-properties style:font-name="Calibri" fo:font-size="14pt" fo:language="en" fo:country="GB" fo:font-weight="normal" officeooo:rsid="00479585" style:font-size-asian="14pt" style:font-weight-asian="normal" style:font-name-complex="Trebuchet MS" style:font-size-complex="15pt" style:font-weight-complex="normal"/>
    </style:style>
    <style:style style:name="T11" style:family="text">
      <style:text-properties style:font-name="Calibri" fo:font-size="14pt" fo:language="en" fo:country="GB" fo:font-weight="normal" officeooo:rsid="003a77c6" style:font-size-asian="14pt" style:font-weight-asian="normal" style:font-name-complex="Trebuchet MS" style:font-size-complex="15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77c6" style:font-weight-asian="bold" style:font-weight-complex="bold"/>
    </style:style>
    <style:style style:name="T14" style:family="text">
      <style:text-properties fo:font-weight="bold" officeooo:rsid="00479585" style:font-weight-asian="bold" style:font-weight-complex="bold"/>
    </style:style>
    <style:style style:name="T15" style:family="text">
      <style:text-properties fo:font-weight="bold" officeooo:rsid="0055526b" style:font-weight-asian="bold" style:font-weight-complex="bold"/>
    </style:style>
    <style:style style:name="T16" style:family="text">
      <style:text-properties fo:font-weight="bold" officeooo:rsid="00a18fb9" style:font-weight-asian="bold" style:font-weight-complex="bold"/>
    </style:style>
    <style:style style:name="T17" style:family="text">
      <style:text-properties fo:language="en" fo:country="GB" fo:font-weight="bold" officeooo:rsid="003a77c6" style:font-weight-asian="bold" style:font-weight-complex="bold"/>
    </style:style>
    <style:style style:name="T18" style:family="text">
      <style:text-properties fo:language="en" fo:country="GB" fo:font-weight="bold" officeooo:rsid="0055526b" style:font-weight-asian="bold" style:font-weight-complex="bold"/>
    </style:style>
    <style:style style:name="T19" style:family="text">
      <style:text-properties fo:language="en" fo:country="GB" officeooo:rsid="003a77c6"/>
    </style:style>
    <style:style style:name="T20" style:family="text">
      <style:text-properties fo:language="en" fo:country="GB" fo:font-weight="normal" officeooo:rsid="00479585" style:font-weight-asian="normal" style:font-weight-complex="normal"/>
    </style:style>
    <style:style style:name="T21" style:family="text">
      <style:text-properties fo:language="en" fo:country="GB" fo:font-weight="normal" officeooo:rsid="003a77c6" style:font-weight-asian="normal" style:font-weight-complex="normal"/>
    </style:style>
    <style:style style:name="T22" style:family="text">
      <style:text-properties fo:language="en" fo:country="GB" fo:font-weight="normal" officeooo:rsid="0055526b" style:font-weight-asian="normal" style:font-weight-complex="normal"/>
    </style:style>
    <style:style style:name="T23" style:family="text">
      <style:text-properties fo:language="en" fo:country="GB" fo:font-weight="normal" officeooo:rsid="00a229df" style:font-weight-asian="normal" style:font-weight-complex="normal"/>
    </style:style>
    <style:style style:name="T24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6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7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8" style:family="text">
      <style:text-properties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29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30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31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32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33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4" style:family="text">
      <style:text-properties fo:language="en" fo:country="GB" fo:font-style="normal" fo:font-weight="normal" officeooo:rsid="00a18fb9" style:font-style-asian="normal" style:font-weight-asian="normal" style:font-style-complex="normal" style:font-weight-complex="normal"/>
    </style:style>
    <style:style style:name="T35" style:family="text">
      <style:text-properties fo:language="en" fo:country="GB" fo:font-style="normal" fo:font-weight="normal" officeooo:rsid="00a229df" style:font-style-asian="normal" style:font-weight-asian="normal" style:font-style-complex="normal" style:font-weight-complex="normal"/>
    </style:style>
    <style:style style:name="T36" style:family="text">
      <style:text-properties fo:language="en" fo:country="GB" officeooo:rsid="004a9491"/>
    </style:style>
    <style:style style:name="T37" style:family="text">
      <style:text-properties fo:language="en" fo:country="GB" officeooo:rsid="008dcbd8"/>
    </style:style>
    <style:style style:name="T38" style:family="text">
      <style:text-properties fo:language="en" fo:country="GB" officeooo:rsid="00839414"/>
    </style:style>
    <style:style style:name="T39" style:family="text">
      <style:text-properties officeooo:rsid="003a5be7"/>
    </style:style>
    <style:style style:name="T40" style:family="text">
      <style:text-properties officeooo:rsid="003a77c6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a5be7" style:font-weight-asian="normal" style:font-weight-complex="normal"/>
    </style:style>
    <style:style style:name="T43" style:family="text">
      <style:text-properties fo:font-weight="normal" officeooo:rsid="003a77c6" style:font-weight-asian="normal" style:font-weight-complex="normal"/>
    </style:style>
    <style:style style:name="T44" style:family="text">
      <style:text-properties fo:font-weight="normal" officeooo:rsid="0055526b" style:font-weight-asian="normal" style:font-weight-complex="normal"/>
    </style:style>
    <style:style style:name="T45" style:family="text">
      <style:text-properties fo:font-weight="normal" officeooo:rsid="00a229df" style:font-weight-asian="normal" style:font-weight-complex="normal"/>
    </style:style>
    <style:style style:name="T46" style:family="text">
      <style:text-properties officeooo:rsid="00789220"/>
    </style:style>
    <style:style style:name="T47" style:family="text">
      <style:text-properties officeooo:rsid="0084b23a"/>
    </style:style>
    <style:style style:name="T48" style:family="text">
      <style:text-properties officeooo:rsid="0091fc34"/>
    </style:style>
    <style:style style:name="T49" style:family="text">
      <style:text-properties officeooo:rsid="00a18fb9"/>
    </style:style>
    <style:style style:name="T50" style:family="text">
      <style:text-properties fo:color="#c9211e"/>
    </style:style>
    <style:style style:name="T51" style:family="text">
      <style:text-properties fo:color="#c9211e" fo:language="en" fo:country="GB" fo:font-weight="bold" officeooo:rsid="00a18fb9" style:font-weight-asian="bold" style:font-weight-complex="bold"/>
    </style:style>
    <style:style style:name="T52" style:family="text">
      <style:text-properties fo:color="#c9211e" fo:language="en" fo:country="GB" fo:font-weight="bold" officeooo:rsid="00a229df" style:font-weight-asian="bold" style:font-weight-complex="bold"/>
    </style:style>
    <style:style style:name="T53" style:family="text">
      <style:text-properties fo:color="#c9211e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54" style:family="text">
      <style:text-properties fo:color="#c9211e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55" style:family="text">
      <style:text-properties fo:color="#c9211e" fo:language="en" fo:country="GB" fo:font-style="normal" fo:font-weight="bold" officeooo:rsid="00a229df" style:font-style-asian="normal" style:font-weight-asian="bold" style:font-style-complex="normal" style:font-weight-complex="bold"/>
    </style:style>
    <style:style style:name="T56" style:family="text">
      <style:text-properties fo:color="#c9211e" fo:language="en" fo:country="GB" fo:font-style="normal" fo:font-weight="normal" officeooo:rsid="00a229df" style:font-style-asian="normal" style:font-weight-asian="normal" style:font-style-complex="normal" style:font-weight-complex="normal"/>
    </style:style>
    <style:style style:name="T57" style:family="text">
      <style:text-properties fo:color="#c9211e" fo:language="en" fo:country="GB" fo:font-weight="normal" officeooo:rsid="00a229df" style:font-weight-asian="normal" style:font-weight-complex="normal"/>
    </style:style>
    <style:style style:name="T58" style:family="text">
      <style:text-properties fo:color="#c9211e"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59" style:family="text">
      <style:text-properties fo:color="#c9211e" style:font-name="Calibri" fo:font-size="14pt" fo:language="en" fo:country="GB" style:text-underline-style="solid" style:text-underline-width="auto" style:text-underline-color="font-color" fo:font-weight="bold" officeooo:rsid="00a18fb9" style:font-size-asian="14pt" style:font-weight-asian="bold" style:font-name-complex="Trebuchet MS" style:font-size-complex="15pt" style:font-weight-complex="bold"/>
    </style:style>
    <style:style style:name="T60" style:family="text">
      <style:text-properties fo:color="#c9211e" style:font-name="Calibri" fo:language="en" fo:country="US" fo:font-weight="bold" officeooo:rsid="00a18fb9" style:font-weight-asian="bold" style:font-name-complex="Trebuchet MS" style:font-size-complex="13pt" style:font-weight-complex="bold"/>
    </style:style>
    <style:style style:name="T61" style:family="text">
      <style:text-properties fo:color="#c9211e" style:font-name="Calibri" fo:language="en" fo:country="US" style:text-underline-style="solid" style:text-underline-width="auto" style:text-underline-color="font-color" fo:font-weight="bold" officeooo:rsid="00a18fb9" style:font-weight-asian="bold" style:font-name-complex="Trebuchet MS" style:font-size-complex="13pt" style:font-weight-complex="bold"/>
    </style:style>
    <style:style style:name="T62" style:family="text">
      <style:text-properties fo:color="#c9211e" fo:font-weight="bold" style:font-weight-asian="bold" style:font-weight-complex="bold"/>
    </style:style>
    <style:style style:name="T63" style:family="text">
      <style:text-properties fo:color="#c9211e" fo:font-weight="bold" officeooo:rsid="003a77c6" style:font-weight-asian="bold" style:font-weight-complex="bold"/>
    </style:style>
    <style:style style:name="T64" style:family="text">
      <style:text-properties fo:color="#c9211e" fo:font-weight="bold" officeooo:rsid="00a18fb9" style:font-weight-asian="bold" style:font-weight-complex="bold"/>
    </style:style>
    <style:style style:name="T65" style:family="text">
      <style:text-properties fo:color="#c9211e" fo:font-weight="bold" officeooo:rsid="004a9491" style:font-weight-asian="bold" style:font-weight-complex="bold"/>
    </style:style>
    <style:style style:name="T66" style:family="text">
      <style:text-properties fo:color="#ffbf00" fo:language="en" fo:country="GB" fo:font-weight="bold" officeooo:rsid="00381df1" style:font-weight-asian="bold" style:font-weight-complex="bold"/>
    </style:style>
    <style:style style:name="T67" style:family="text">
      <style:text-properties fo:color="#ffbf00" fo:language="en" fo:country="GB" fo:font-weight="bold" officeooo:rsid="00a18fb9" style:font-weight-asian="bold" style:font-weight-complex="bold"/>
    </style:style>
    <style:style style:name="T68" style:family="text">
      <style:text-properties fo:color="#ffbf00" fo:language="en" fo:country="GB" fo:font-weight="bold" officeooo:rsid="003a77c6" style:font-weight-asian="bold" style:font-weight-complex="bold"/>
    </style:style>
    <style:style style:name="T69" style:family="text">
      <style:text-properties fo:color="#ffbf00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70" style:family="text">
      <style:text-properties fo:color="#ffbf00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71" style:family="text">
      <style:text-properties fo:color="#ffbf00"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72" style:family="text">
      <style:text-properties fo:color="#ffbf00"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75" style:family="text">
      <style:text-properties style:use-window-font-color="tru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76" style:family="text">
      <style:text-properties style:use-window-font-color="true" officeooo:rsid="00a18fb9"/>
    </style:style>
    <style:style style:name="T77" style:family="text">
      <style:text-properties style:use-window-font-color="true" style:font-name="Calibri" fo:language="en" fo:country="US" fo:font-weight="bold" officeooo:rsid="00a18fb9" style:font-weight-asian="bold" style:font-name-complex="Trebuchet MS" style:font-size-complex="13pt" style:font-weight-complex="bold"/>
    </style:style>
    <style:style style:name="T78" style:family="text">
      <style:text-properties officeooo:rsid="00a229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file-name text:display="name">organizations-validation-template</text:file-name></text:h>
      <text:h text:style-name="P13" text:outline-level="2"><text:span text:style-name="T5">{d.results[</text:span><text:span text:style-name="T7">i]</text:span><text:span text:style-name="T6">.</text:span><text:span text:style-name="T5">title</text:span><text:span text:style-name="T8">:ifEmpty(</text:span><text:span text:style-name="T59">DATASET</text:span><text:span text:style-name="T58"> TITLE MISSING</text:span><text:span text:style-name="T8">)</text:span><text:span text:style-name="T9">}</text:span></text:h>
      <text:p text:style-name="P15"><text:span text:style-name="T10">https://ckan.myclimateservice.eu/</text:span><text:span text:style-name="T11">{d.results[i].name}</text:span></text:p>
      <text:p text:style-name="P17">{d.results[i].notes<text:span text:style-name="T40">:ifEmpty(</text:span><text:span text:style-name="T51">DESCRIPTION MISSING</text:span><text:span text:style-name="T40">):</text:span><text:span text:style-name="T49">print()</text:span><text:span text:style-name="T40">}</text:span></text:p>
      <text:p text:style-name="P17"><text:span text:style-name="T40">{d.results[i].</text:span><text:span text:style-name="T36">groups[</text:span><text:span text:style-name="T37">i</text:span><text:span text:style-name="T36">]</text:span><text:span text:style-name="T19">.title</text:span><text:span text:style-name="T40">:ifEmpty(</text:span><text:span text:style-name="T51">Group</text:span><text:span text:style-name="T65"> </text:span><text:span text:style-name="T64">missing</text:span><text:span text:style-name="T40">):</text:span><text:span text:style-name="T49">print()</text:span><text:span text:style-name="T40">} {d.results[</text:span><text:span text:style-name="T48">i]</text:span><text:span text:style-name="T40">.</text:span><text:span text:style-name="T36">groups[</text:span><text:span text:style-name="T38">i+1</text:span><text:span text:style-name="T36">]</text:span><text:span text:style-name="T19">.title</text:span><text:span text:style-name="T40">:ifEmpty(</text:span><text:span text:style-name="T39">n/a</text:span><text:span text:style-name="T40">):</text:span><text:span text:style-name="T49">print()</text:span><text:span text:style-name="T40">}</text:span></text:p>
      <text:p text:style-name="P17">{d.results[i].author:ifEmpty(<text:span text:style-name="T62">Author </text:span><text:span text:style-name="T64">missing</text:span>)<text:span text:style-name="T40">:</text:span><text:span text:style-name="T49">print()</text:span><text:span text:style-name="T40">}</text:span></text:p>
      <text:p text:style-name="P17">{d.results[i].author_email:ifEmpty(<text:span text:style-name="T66">Author E-Mail </text:span><text:span text:style-name="T67">missing</text:span>)<text:span text:style-name="T40">:</text:span><text:span text:style-name="T49">print()</text:span><text:span text:style-name="T40">}</text:span></text:p>
      <text:p text:style-name="P17">{d.results[i].maintainer:ifEmpty(<text:span text:style-name="T63">M</text:span><text:span text:style-name="T62">aintainer </text:span><text:span text:style-name="T64">missing</text:span>)<text:span text:style-name="T40">:</text:span><text:span text:style-name="T49">print()</text:span><text:span text:style-name="T40">}</text:span></text:p>
      <text:p text:style-name="P17">{d.results[i].maintainer _email:ifEmpty(<text:span text:style-name="T68">M</text:span><text:span text:style-name="T66">aintainer E-Mail </text:span><text:span text:style-name="T67">missing</text:span>)<text:span text:style-name="T40">:</text:span><text:span text:style-name="T49">print()</text:span>}</text:p>
      <text:p text:style-name="P17"><text:span text:style-name="T40">{d.results[i].license_title:ifEmpty(</text:span><text:span text:style-name="T63">License </text:span><text:span text:style-name="T64">missing</text:span><text:span text:style-name="T40">):</text:span><text:span text:style-name="T49">print()</text:span><text:span text:style-name="T40">}</text:span></text:p>
      <text:p text:style-name="P17"><text:span text:style-name="T29">{d.results[i].</text:span><text:span text:style-name="T30">url</text:span><text:span text:style-name="T29">:ifEmpty(</text:span><text:span text:style-name="T71">UR</text:span><text:span text:style-name="T72">L </text:span><text:span text:style-name="T69">missing</text:span><text:span text:style-name="T29">)}</text:span></text:p>
      <text:p text:style-name="P17"><text:span text:style-name="T29">{d.results[i].tags:ifEmpty(</text:span><text:span text:style-name="T53">Tags </text:span><text:span text:style-name="T54">missing</text:span><text:span text:style-name="T29">)}</text:span></text:p>
      <text:p text:style-name="P17"><text:span text:style-name="T29">{d.results[i].</text:span><text:span text:style-name="T74">extras</text:span><text:span text:style-name="T29">:ifEmpty(</text:span><text:span text:style-name="T69">Extras</text:span><text:span text:style-name="T70"> </text:span><text:span text:style-name="T69">missing</text:span><text:span text:style-name="T29">)}</text:span></text:p>
      <text:p text:style-name="P17"><text:span text:style-name="T29">{d.results[i].</text:span><text:span text:style-name="T74">resources</text:span><text:span text:style-name="T29">:ifEmpty(</text:span><text:span text:style-name="T54">RESOURCES MISSING</text:span><text:span text:style-name="T29">)}</text:span></text:p>
      <text:h text:style-name="Heading_20_3" text:outline-level="3"><text:span text:style-name="T73">{d.results[i].resources[i].name:ifEmpty(</text:span><text:span text:style-name="T61">RESOURCE</text:span><text:span text:style-name="T50"> </text:span><text:span text:style-name="T60">NAME</text:span><text:span text:style-name="T50"> MISSING</text:span><text:span text:style-name="T73">)}</text:span></text:h>
      <text:p text:style-name="P14">{d.results[i].resources[i].description:ifEmpty(<text:span text:style-name="T62">DESCRIPTION MISSING</text:span>):print()}</text:p>
      <text:p text:style-name="P19"><text:span text:style-name="T43">{d.results[i].resources[i].</text:span><text:span text:style-name="T22">format</text:span><text:span text:style-name="T43">:ifEmpty(</text:span><text:span text:style-name="T52">Format missing</text:span><text:span text:style-name="T43">):</text:span><text:span text:style-name="T45">print()</text:span><text:span text:style-name="T43">}</text:span></text:p>
      <text:p text:style-name="P20"><text:span text:style-name="T29">{d.results[i].resources[i].</text:span><text:span text:style-name="T33">url</text:span><text:span text:style-name="T29">:ifEmpty(</text:span><text:span text:style-name="T55">URL missing</text:span><text:span text:style-name="T29">):</text:span><text:span text:style-name="T35">print()</text:span><text:span text:style-name="T29">}</text:span></text:p>
      <text:p text:style-name="P18">{d.results[i].resources[i<text:span text:style-name="T46">+1</text:span>].name}</text:p>
      <text:p text:style-name="P10">{d.results[i<text:span text:style-name="T47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26</meta:editing-cycles>
    <meta:print-date>2017-07-28T13:32:00</meta:print-date>
    <meta:creation-date>2019-01-07T09:24:00</meta:creation-date>
    <dc:date>2020-04-03T13:25:07.900000000</dc:date>
    <meta:editing-duration>PT7H11M47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28" meta:word-count="82" meta:character-count="1376" meta:non-whitespace-character-count="1323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